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5.3102in"/>
    </style:style>
    <style:style style:name="co4" style:family="table-column">
      <style:table-column-properties fo:break-before="auto" style:column-width="2.3516in"/>
    </style:style>
    <style:style style:name="co5" style:family="table-column">
      <style:table-column-properties fo:break-before="auto" style:column-width="2.8445in"/>
    </style:style>
    <style:style style:name="co6" style:family="table-column">
      <style:table-column-properties fo:break-before="auto" style:column-width="4.2811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2.3083in"/>
    </style:style>
    <style:style style:name="co9" style:family="table-column">
      <style:table-column-properties fo:break-before="auto" style:column-width="3.4236in"/>
    </style:style>
    <style:style style:name="co10" style:family="table-column">
      <style:table-column-properties fo:break-before="auto" style:column-width="3.8846in"/>
    </style:style>
    <style:style style:name="co11" style:family="table-column">
      <style:table-column-properties fo:break-before="auto" style:column-width="4.3665in"/>
    </style:style>
    <style:style style:name="co12" style:family="table-column">
      <style:table-column-properties fo:break-before="auto" style:column-width="2.5654in"/>
    </style:style>
    <style:style style:name="co13" style:family="table-column">
      <style:table-column-properties fo:break-before="auto" style:column-width="1.5898in"/>
    </style:style>
    <style:style style:name="co14" style:family="table-column">
      <style:table-column-properties fo:break-before="auto" style:column-width="4.5925in"/>
    </style:style>
    <style:style style:name="co15" style:family="table-column">
      <style:table-column-properties fo:break-before="auto" style:column-width="5.3535in"/>
    </style:style>
    <style:style style:name="co16" style:family="table-column">
      <style:table-column-properties fo:break-before="auto" style:column-width="5.8252in"/>
    </style:style>
    <style:style style:name="co17" style:family="table-column">
      <style:table-column-properties fo:break-before="auto" style:column-width="2.6083in"/>
    </style:style>
    <style:style style:name="co18" style:family="table-column">
      <style:table-column-properties fo:break-before="auto" style:column-width="2.8016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4827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9in" svg:height="3.5453in" svg:x="66.7421in" svg:y="2.3425in">
            <draw:object draw:notify-on-update-of-ranges="Sheet1.AB1:Sheet1.AB1 Sheet1.AB2:Sheet1.AB7 Sheet1.AC1:Sheet1.AC1 Sheet1.AC2:Sheet1.A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ce2"/>
        <table:table-column table:style-name="co19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9" table:number-columns-repeated="2" table:default-cell-style-name="ce2"/>
        <table:table-column table:style-name="co19" table:number-columns-repeated="995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Whenever I feel positive emotions, people can easily see exactly what I am feeling.</text:p>
          </table:table-cell>
          <table:table-cell office:value-type="string" calcext:value-type="string">
            <text:p>I sometimes cry during sad movies.</text:p>
          </table:table-cell>
          <table:table-cell office:value-type="string" calcext:value-type="string">
            <text:p>People often do not know what I am feeling.</text:p>
          </table:table-cell>
          <table:table-cell office:value-type="string" calcext:value-type="string">
            <text:p>I laugh out loud when someone tells me a joke that I think is funny.</text:p>
          </table:table-cell>
          <table:table-cell office:value-type="string" calcext:value-type="string">
            <text:p>It is difficult for me to hide my fear.</text:p>
          </table:table-cell>
          <table:table-cell office:value-type="string" calcext:value-type="string">
            <text:p>When I'm happy, my feelings show.</text:p>
          </table:table-cell>
          <table:table-cell office:value-type="string" calcext:value-type="string">
            <text:p>My body reacts very strongly to emotional situations.</text:p>
          </table:table-cell>
          <table:table-cell office:value-type="string" calcext:value-type="string">
            <text:p>I've learned it is better to suppress my anger than to show it.</text:p>
          </table:table-cell>
          <table:table-cell office:value-type="string" calcext:value-type="string">
            <text:p>No matter how nervous or upset I am, I tend to keep a calm exterior.</text:p>
          </table:table-cell>
          <table:table-cell office:value-type="string" calcext:value-type="string">
            <text:p>I am an emotionally expressive person.</text:p>
          </table:table-cell>
          <table:table-cell office:value-type="string" calcext:value-type="string">
            <text:p>I have strong emotions.</text:p>
          </table:table-cell>
          <table:table-cell office:value-type="string" calcext:value-type="string">
            <text:p>I am sometimes unable to hide my feelings, even though I would like to.</text:p>
          </table:table-cell>
          <table:table-cell office:value-type="string" calcext:value-type="string">
            <text:p>Whenever I feel negative emotions, people can easily see exactly what I am feeling.</text:p>
          </table:table-cell>
          <table:table-cell office:value-type="string" calcext:value-type="string">
            <text:p>There have been times when I have not been able to stop crying even though I tried to stop.</text:p>
          </table:table-cell>
          <table:table-cell office:value-type="string" calcext:value-type="string">
            <text:p>I experience my emotions very strongly.</text:p>
          </table:table-cell>
          <table:table-cell office:value-type="string" calcext:value-type="string">
            <text:p>What I'm feeling is written all over my face.</text:p>
          </table:table-cell>
          <table:table-cell/>
          <table:table-cell office:value-type="string" calcext:value-type="string">
            <text:p>Negative Emotionality</text:p>
          </table:table-cell>
          <table:table-cell office:value-type="string" calcext:value-type="string">
            <text:p>Positive Emotionality</text:p>
          </table:table-cell>
          <table:table-cell office:value-type="string" calcext:value-type="string">
            <text:p>Impulse Strength Facet</text:p>
          </table:table-cell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class</text:p>
          </table:table-cell>
          <table:table-cell office:value-type="string" calcext:value-type="string">
            <text:p>freq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6/23 1:28:15 PM MDT</text:p>
          </table:table-cell>
          <table:table-cell office:value-type="float" office:value="62301" calcext:value-type="float">
            <text:p>623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SUM(8-[.E2]; [.G2]; 8-[.J2]; 8-[.K2]; [.O2]; [.R2])" office:value-type="float" office:value="27" calcext:value-type="float">
            <text:p>27</text:p>
          </table:table-cell>
          <table:table-cell table:formula="of:= SUM([.C2]; [.F2]; [.H2]; [.L2])" office:value-type="float" office:value="24" calcext:value-type="float">
            <text:p>24</text:p>
          </table:table-cell>
          <table:table-cell table:formula="of:=SUM([.D2]; [.I2]; [.M2]; [.N2]; [.P2]; [.Q2])" office:value-type="float" office:value="36" calcext:value-type="float">
            <text:p>36</text:p>
          </table:table-cell>
          <table:table-cell table:formula="of:=SUM([.T2:.V2])"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&lt;=5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6/24 1:54:57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8-[.E3]; [.G3]; 8-[.J3]; 8-[.K3]; [.O3]; [.R3])" office:value-type="float" office:value="18" calcext:value-type="float">
            <text:p>18</text:p>
          </table:table-cell>
          <table:table-cell table:formula="of:= SUM([.C3]; [.F3]; [.H3]; [.L3])" office:value-type="float" office:value="20" calcext:value-type="float">
            <text:p>20</text:p>
          </table:table-cell>
          <table:table-cell table:formula="of:=SUM([.D3]; [.I3]; [.M3]; [.N3]; [.P3]; [.Q3])" office:value-type="float" office:value="19" calcext:value-type="float">
            <text:p>19</text:p>
          </table:table-cell>
          <table:table-cell table:formula="of:=SUM([.T3:.V3])" office:value-type="float" office:value="57" calcext:value-type="float">
            <text:p>57</text:p>
          </table:table-cell>
          <table:table-cell/>
          <table:table-cell office:value-type="string" calcext:value-type="string">
            <text:p>min</text:p>
          </table:table-cell>
          <table:table-cell table:formula="of:=MIN([.W2:.W34])" office:value-type="float" office:value="36" calcext:value-type="float">
            <text:p>36</text:p>
          </table:table-cell>
          <table:table-cell/>
          <table:table-cell office:value-type="string" calcext:value-type="string">
            <text:p>51-6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6/27 8:19:02 AM MDT</text:p>
          </table:table-cell>
          <table:table-cell office:value-type="float" office:value="62701" calcext:value-type="float">
            <text:p>627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8-[.E4]; [.G4]; 8-[.J4]; 8-[.K4]; [.O4]; [.R4])" office:value-type="float" office:value="29" calcext:value-type="float">
            <text:p>29</text:p>
          </table:table-cell>
          <table:table-cell table:formula="of:= SUM([.C4]; [.F4]; [.H4]; [.L4])" office:value-type="float" office:value="21" calcext:value-type="float">
            <text:p>21</text:p>
          </table:table-cell>
          <table:table-cell table:formula="of:=SUM([.D4]; [.I4]; [.M4]; [.N4]; [.P4]; [.Q4])" office:value-type="float" office:value="31" calcext:value-type="float">
            <text:p>31</text:p>
          </table:table-cell>
          <table:table-cell table:formula="of:=SUM([.T4:.V4])" office:value-type="float" office:value="81" calcext:value-type="float">
            <text:p>81</text:p>
          </table:table-cell>
          <table:table-cell/>
          <table:table-cell office:value-type="string" calcext:value-type="string">
            <text:p>max</text:p>
          </table:table-cell>
          <table:table-cell table:formula="of:=MAX([.W2:.W34])" office:value-type="float" office:value="109" calcext:value-type="float">
            <text:p>109</text:p>
          </table:table-cell>
          <table:table-cell/>
          <table:table-cell office:value-type="string" calcext:value-type="string">
            <text:p>61-70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6/27 9:34:43 AM MDT</text:p>
          </table:table-cell>
          <table:table-cell office:value-type="float" office:value="62702" calcext:value-type="float">
            <text:p>627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SUM(8-[.E5]; [.G5]; 8-[.J5]; 8-[.K5]; [.O5]; [.R5])" office:value-type="float" office:value="32" calcext:value-type="float">
            <text:p>32</text:p>
          </table:table-cell>
          <table:table-cell table:formula="of:= SUM([.C5]; [.F5]; [.H5]; [.L5])" office:value-type="float" office:value="22" calcext:value-type="float">
            <text:p>22</text:p>
          </table:table-cell>
          <table:table-cell table:formula="of:=SUM([.D5]; [.I5]; [.M5]; [.N5]; [.P5]; [.Q5])" office:value-type="float" office:value="35" calcext:value-type="float">
            <text:p>35</text:p>
          </table:table-cell>
          <table:table-cell table:formula="of:=SUM([.T5:.V5])" office:value-type="float" office:value="89" calcext:value-type="float">
            <text:p>89</text:p>
          </table:table-cell>
          <table:table-cell/>
          <table:table-cell office:value-type="string" calcext:value-type="string">
            <text:p>median</text:p>
          </table:table-cell>
          <table:table-cell table:formula="of:=MEDIAN([.W2:.W34])" office:value-type="float" office:value="70" calcext:value-type="float">
            <text:p>70</text:p>
          </table:table-cell>
          <table:table-cell/>
          <table:table-cell office:value-type="string" calcext:value-type="string">
            <text:p>71-8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6/27 11:23:47 AM MDT</text:p>
          </table:table-cell>
          <table:table-cell office:value-type="float" office:value="62703" calcext:value-type="float">
            <text:p>627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8-[.E6]; [.G6]; 8-[.J6]; 8-[.K6]; [.O6]; [.R6])" office:value-type="float" office:value="14" calcext:value-type="float">
            <text:p>14</text:p>
          </table:table-cell>
          <table:table-cell table:formula="of:= SUM([.C6]; [.F6]; [.H6]; [.L6])" office:value-type="float" office:value="15" calcext:value-type="float">
            <text:p>15</text:p>
          </table:table-cell>
          <table:table-cell table:formula="of:=SUM([.D6]; [.I6]; [.M6]; [.N6]; [.P6]; [.Q6])" office:value-type="float" office:value="25" calcext:value-type="float">
            <text:p>25</text:p>
          </table:table-cell>
          <table:table-cell table:formula="of:=SUM([.T6:.V6])" office:value-type="float" office:value="54" calcext:value-type="float">
            <text:p>54</text:p>
          </table:table-cell>
          <table:table-cell/>
          <table:table-cell office:value-type="string" calcext:value-type="string">
            <text:p>average</text:p>
          </table:table-cell>
          <table:table-cell table:formula="of:=AVERAGE([.W2:.W34])" office:value-type="float" office:value="72.6060606060606" calcext:value-type="float">
            <text:p>72.6060606061</text:p>
          </table:table-cell>
          <table:table-cell/>
          <table:table-cell office:value-type="string" calcext:value-type="string">
            <text:p>81-9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6/27 12:41:49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8-[.E7]; [.G7]; 8-[.J7]; 8-[.K7]; [.O7]; [.R7])" office:value-type="float" office:value="18" calcext:value-type="float">
            <text:p>18</text:p>
          </table:table-cell>
          <table:table-cell table:formula="of:= SUM([.C7]; [.F7]; [.H7]; [.L7])" office:value-type="float" office:value="19" calcext:value-type="float">
            <text:p>19</text:p>
          </table:table-cell>
          <table:table-cell table:formula="of:=SUM([.D7]; [.I7]; [.M7]; [.N7]; [.P7]; [.Q7])" office:value-type="float" office:value="30" calcext:value-type="float">
            <text:p>30</text:p>
          </table:table-cell>
          <table:table-cell table:formula="of:=SUM([.T7:.V7])" office:value-type="float" office:value="67" calcext:value-type="float">
            <text:p>6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&gt;9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6/28 6:35:44 AM MDT</text:p>
          </table:table-cell>
          <table:table-cell office:value-type="float" office:value="62801" calcext:value-type="float">
            <text:p>628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8-[.E8]; [.G8]; 8-[.J8]; 8-[.K8]; [.O8]; [.R8])" office:value-type="float" office:value="21" calcext:value-type="float">
            <text:p>21</text:p>
          </table:table-cell>
          <table:table-cell table:formula="of:= SUM([.C8]; [.F8]; [.H8]; [.L8])" office:value-type="float" office:value="19" calcext:value-type="float">
            <text:p>19</text:p>
          </table:table-cell>
          <table:table-cell table:formula="of:=SUM([.D8]; [.I8]; [.M8]; [.N8]; [.P8]; [.Q8])" office:value-type="float" office:value="30" calcext:value-type="float">
            <text:p>30</text:p>
          </table:table-cell>
          <table:table-cell table:formula="of:=SUM([.T8:.V8])" office:value-type="float" office:value="70" calcext:value-type="float">
            <text:p>70</text:p>
          </table:table-cell>
          <table:table-cell/>
          <table:table-cell office:value-type="string" calcext:value-type="string">
            <text:p>interval</text:p>
          </table:table-cell>
          <table:table-cell table:formula="of:=([.Z4]-[.Z3])/10" office:value-type="float" office:value="7.3" calcext:value-type="float">
            <text:p>7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16/06/28 8:14:02 AM MDT</text:p>
          </table:table-cell>
          <table:table-cell office:value-type="float" office:value="62802" calcext:value-type="float">
            <text:p>628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8-[.E9]; [.G9]; 8-[.J9]; 8-[.K9]; [.O9]; [.R9])" office:value-type="float" office:value="30" calcext:value-type="float">
            <text:p>30</text:p>
          </table:table-cell>
          <table:table-cell table:formula="of:= SUM([.C9]; [.F9]; [.H9]; [.L9])" office:value-type="float" office:value="27" calcext:value-type="float">
            <text:p>27</text:p>
          </table:table-cell>
          <table:table-cell table:formula="of:=SUM([.D9]; [.I9]; [.M9]; [.N9]; [.P9]; [.Q9])" office:value-type="float" office:value="35" calcext:value-type="float">
            <text:p>35</text:p>
          </table:table-cell>
          <table:table-cell table:formula="of:=SUM([.T9:.V9])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8 11:16:47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8-[.E10]; [.G10]; 8-[.J10]; 8-[.K10]; [.O10]; [.R10])" office:value-type="float" office:value="20" calcext:value-type="float">
            <text:p>20</text:p>
          </table:table-cell>
          <table:table-cell table:formula="of:= SUM([.C10]; [.F10]; [.H10]; [.L10])" office:value-type="float" office:value="21" calcext:value-type="float">
            <text:p>21</text:p>
          </table:table-cell>
          <table:table-cell table:formula="of:=SUM([.D10]; [.I10]; [.M10]; [.N10]; [.P10]; [.Q10])" office:value-type="float" office:value="23" calcext:value-type="float">
            <text:p>23</text:p>
          </table:table-cell>
          <table:table-cell table:formula="of:=SUM([.T10:.V10])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8 12:38:03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8-[.E11]; [.G11]; 8-[.J11]; 8-[.K11]; [.O11]; [.R11])" office:value-type="float" office:value="13" calcext:value-type="float">
            <text:p>13</text:p>
          </table:table-cell>
          <table:table-cell table:formula="of:= SUM([.C11]; [.F11]; [.H11]; [.L11])" office:value-type="float" office:value="12" calcext:value-type="float">
            <text:p>12</text:p>
          </table:table-cell>
          <table:table-cell table:formula="of:=SUM([.D11]; [.I11]; [.M11]; [.N11]; [.P11]; [.Q11])" office:value-type="float" office:value="11" calcext:value-type="float">
            <text:p>11</text:p>
          </table:table-cell>
          <table:table-cell table:formula="of:=SUM([.T11:.V11])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8 2:12:57 PM MDT</text:p>
          </table:table-cell>
          <table:table-cell office:value-type="float" office:value="62805" calcext:value-type="float">
            <text:p>628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8-[.E12]; [.G12]; 8-[.J12]; 8-[.K12]; [.O12]; [.R12])" office:value-type="float" office:value="22" calcext:value-type="float">
            <text:p>22</text:p>
          </table:table-cell>
          <table:table-cell table:formula="of:= SUM([.C12]; [.F12]; [.H12]; [.L12])" office:value-type="float" office:value="23" calcext:value-type="float">
            <text:p>23</text:p>
          </table:table-cell>
          <table:table-cell table:formula="of:=SUM([.D12]; [.I12]; [.M12]; [.N12]; [.P12]; [.Q12])" office:value-type="float" office:value="20" calcext:value-type="float">
            <text:p>20</text:p>
          </table:table-cell>
          <table:table-cell table:formula="of:=SUM([.T12:.V12])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2016/06/29 8:12:20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table:formula="of:=SUM(8-[.E13]; [.G13]; 8-[.J13]; 8-[.K13]; [.O13]; [.R13])" office:value-type="float" office:value="19" calcext:value-type="float">
            <text:p>19</text:p>
          </table:table-cell>
          <table:table-cell table:style-name="ce1" table:formula="of:= SUM([.C13]; [.F13]; [.H13]; [.L13])" office:value-type="float" office:value="25" calcext:value-type="float">
            <text:p>25</text:p>
          </table:table-cell>
          <table:table-cell table:style-name="ce1" table:formula="of:=SUM([.D13]; [.I13]; [.M13]; [.N13]; [.P13]; [.Q13])" office:value-type="float" office:value="14" calcext:value-type="float">
            <text:p>14</text:p>
          </table:table-cell>
          <table:table-cell table:style-name="ce3" table:formula="of:=SUM([.T13:.V13])" office:value-type="float" office:value="58" calcext:value-type="float">
            <text:p>58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3" table:number-columns-repeated="2"/>
          <table:table-cell table:style-name="ce1" table:number-columns-repeated="995"/>
        </table:table-row>
        <table:table-row table:style-name="ro1">
          <table:table-cell office:value-type="string" calcext:value-type="string">
            <text:p>2016/06/29 9:44:53 AM MDT</text:p>
          </table:table-cell>
          <table:table-cell office:value-type="float" office:value="62903" calcext:value-type="float">
            <text:p>629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SUM(8-[.E14]; [.G14]; 8-[.J14]; 8-[.K14]; [.O14]; [.R14])" office:value-type="float" office:value="24" calcext:value-type="float">
            <text:p>24</text:p>
          </table:table-cell>
          <table:table-cell table:formula="of:= SUM([.C14]; [.F14]; [.H14]; [.L14])" office:value-type="float" office:value="27" calcext:value-type="float">
            <text:p>27</text:p>
          </table:table-cell>
          <table:table-cell table:formula="of:=SUM([.D14]; [.I14]; [.M14]; [.N14]; [.P14]; [.Q14])" office:value-type="float" office:value="39" calcext:value-type="float">
            <text:p>39</text:p>
          </table:table-cell>
          <table:table-cell table:formula="of:=SUM([.T14:.V14])"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9 11:18:33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8-[.E15]; [.G15]; 8-[.J15]; 8-[.K15]; [.O15]; [.R15])" office:value-type="float" office:value="31" calcext:value-type="float">
            <text:p>31</text:p>
          </table:table-cell>
          <table:table-cell table:formula="of:= SUM([.C15]; [.F15]; [.H15]; [.L15])" office:value-type="float" office:value="26" calcext:value-type="float">
            <text:p>26</text:p>
          </table:table-cell>
          <table:table-cell table:formula="of:=SUM([.D15]; [.I15]; [.M15]; [.N15]; [.P15]; [.Q15])" office:value-type="float" office:value="40" calcext:value-type="float">
            <text:p>40</text:p>
          </table:table-cell>
          <table:table-cell table:formula="of:=SUM([.T15:.V15])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9 12:36:25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8-[.E16]; [.G16]; 8-[.J16]; 8-[.K16]; [.O16]; [.R16])" office:value-type="float" office:value="25" calcext:value-type="float">
            <text:p>25</text:p>
          </table:table-cell>
          <table:table-cell table:formula="of:= SUM([.C16]; [.F16]; [.H16]; [.L16])" office:value-type="float" office:value="17" calcext:value-type="float">
            <text:p>17</text:p>
          </table:table-cell>
          <table:table-cell table:formula="of:=SUM([.D16]; [.I16]; [.M16]; [.N16]; [.P16]; [.Q16])" office:value-type="float" office:value="28" calcext:value-type="float">
            <text:p>28</text:p>
          </table:table-cell>
          <table:table-cell table:formula="of:=SUM([.T16:.V16])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30 6:38:59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table:formula="of:=SUM(8-[.E17]; [.G17]; 8-[.J17]; 8-[.K17]; [.O17]; [.R17])" office:value-type="float" office:value="32" calcext:value-type="float">
            <text:p>32</text:p>
          </table:table-cell>
          <table:table-cell table:formula="of:= SUM([.C17]; [.F17]; [.H17]; [.L17])" office:value-type="float" office:value="24" calcext:value-type="float">
            <text:p>24</text:p>
          </table:table-cell>
          <table:table-cell table:formula="of:=SUM([.D17]; [.I17]; [.M17]; [.N17]; [.P17]; [.Q17])" office:value-type="float" office:value="39" calcext:value-type="float">
            <text:p>39</text:p>
          </table:table-cell>
          <table:table-cell table:formula="of:=SUM([.T17:.V17])"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30 8:09:43 AM MDT</text:p>
          </table:table-cell>
          <table:table-cell office:value-type="float" office:value="63002" calcext:value-type="float">
            <text:p>630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SUM(8-[.E18]; [.G18]; 8-[.J18]; 8-[.K18]; [.O18]; [.R18])" office:value-type="float" office:value="40" calcext:value-type="float">
            <text:p>40</text:p>
          </table:table-cell>
          <table:table-cell table:formula="of:= SUM([.C18]; [.F18]; [.H18]; [.L18])" office:value-type="float" office:value="28" calcext:value-type="float">
            <text:p>28</text:p>
          </table:table-cell>
          <table:table-cell table:formula="of:=SUM([.D18]; [.I18]; [.M18]; [.N18]; [.P18]; [.Q18])" office:value-type="float" office:value="41" calcext:value-type="float">
            <text:p>41</text:p>
          </table:table-cell>
          <table:table-cell table:formula="of:=SUM([.T18:.V18])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2016/06/30 11:08:32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table:formula="of:=SUM(8-[.E19]; [.G19]; 8-[.J19]; 8-[.K19]; [.O19]; [.R19])" office:value-type="float" office:value="21" calcext:value-type="float">
            <text:p>21</text:p>
          </table:table-cell>
          <table:table-cell table:style-name="ce1" table:formula="of:= SUM([.C19]; [.F19]; [.H19]; [.L19])" office:value-type="float" office:value="26" calcext:value-type="float">
            <text:p>26</text:p>
          </table:table-cell>
          <table:table-cell table:style-name="ce1" table:formula="of:=SUM([.D19]; [.I19]; [.M19]; [.N19]; [.P19]; [.Q19])" office:value-type="float" office:value="24" calcext:value-type="float">
            <text:p>24</text:p>
          </table:table-cell>
          <table:table-cell table:style-name="ce3" table:formula="of:=SUM([.T19:.V19])" office:value-type="float" office:value="71" calcext:value-type="float">
            <text:p>71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3" table:number-columns-repeated="2"/>
          <table:table-cell table:style-name="ce1" table:number-columns-repeated="995"/>
        </table:table-row>
        <table:table-row table:style-name="ro1">
          <table:table-cell office:value-type="string" calcext:value-type="string">
            <text:p>2016/06/30 12:44:17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8-[.E20]; [.G20]; 8-[.J20]; 8-[.K20]; [.O20]; [.R20])" office:value-type="float" office:value="26" calcext:value-type="float">
            <text:p>26</text:p>
          </table:table-cell>
          <table:table-cell table:formula="of:= SUM([.C20]; [.F20]; [.H20]; [.L20])" office:value-type="float" office:value="26" calcext:value-type="float">
            <text:p>26</text:p>
          </table:table-cell>
          <table:table-cell table:formula="of:=SUM([.D20]; [.I20]; [.M20]; [.N20]; [.P20]; [.Q20])" office:value-type="float" office:value="35" calcext:value-type="float">
            <text:p>35</text:p>
          </table:table-cell>
          <table:table-cell table:formula="of:=SUM([.T20:.V20])" office:value-type="float" office:value="87" calcext:value-type="float">
            <text:p>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1 6:42:4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8-[.E21]; [.G21]; 8-[.J21]; 8-[.K21]; [.O21]; [.R21])" office:value-type="float" office:value="28" calcext:value-type="float">
            <text:p>28</text:p>
          </table:table-cell>
          <table:table-cell table:formula="of:= SUM([.C21]; [.F21]; [.H21]; [.L21])" office:value-type="float" office:value="24" calcext:value-type="float">
            <text:p>24</text:p>
          </table:table-cell>
          <table:table-cell table:formula="of:=SUM([.D21]; [.I21]; [.M21]; [.N21]; [.P21]; [.Q21])" office:value-type="float" office:value="28" calcext:value-type="float">
            <text:p>28</text:p>
          </table:table-cell>
          <table:table-cell table:formula="of:=SUM([.T21:.V21])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2016/07/01 8:27:12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SUM(8-[.E22]; [.G22]; 8-[.J22]; 8-[.K22]; [.O22]; [.R22])" office:value-type="float" office:value="25" calcext:value-type="float">
            <text:p>25</text:p>
          </table:table-cell>
          <table:table-cell table:style-name="ce1" table:formula="of:= SUM([.C22]; [.F22]; [.H22]; [.L22])" office:value-type="float" office:value="25" calcext:value-type="float">
            <text:p>25</text:p>
          </table:table-cell>
          <table:table-cell table:style-name="ce1" table:formula="of:=SUM([.D22]; [.I22]; [.M22]; [.N22]; [.P22]; [.Q22])" office:value-type="float" office:value="28" calcext:value-type="float">
            <text:p>28</text:p>
          </table:table-cell>
          <table:table-cell table:style-name="ce3" table:formula="of:=SUM([.T22:.V22])" office:value-type="float" office:value="78" calcext:value-type="float">
            <text:p>78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3" table:number-columns-repeated="2"/>
          <table:table-cell table:style-name="ce1" table:number-columns-repeated="995"/>
        </table:table-row>
        <table:table-row table:style-name="ro1">
          <table:table-cell office:value-type="string" calcext:value-type="string">
            <text:p>2016/07/01 1:10:30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8-[.E23]; [.G23]; 8-[.J23]; 8-[.K23]; [.O23]; [.R23])" office:value-type="float" office:value="31" calcext:value-type="float">
            <text:p>31</text:p>
          </table:table-cell>
          <table:table-cell table:formula="of:= SUM([.C23]; [.F23]; [.H23]; [.L23])" office:value-type="float" office:value="23" calcext:value-type="float">
            <text:p>23</text:p>
          </table:table-cell>
          <table:table-cell table:formula="of:=SUM([.D23]; [.I23]; [.M23]; [.N23]; [.P23]; [.Q23])" office:value-type="float" office:value="25" calcext:value-type="float">
            <text:p>25</text:p>
          </table:table-cell>
          <table:table-cell table:formula="of:=SUM([.T23:.V23])" office:value-type="float" office:value="79" calcext:value-type="float">
            <text:p>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1 2:03:01 PM MDT</text:p>
          </table:table-cell>
          <table:table-cell office:value-type="float" office:value="70104" calcext:value-type="float">
            <text:p>701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8-[.E24]; [.G24]; 8-[.J24]; 8-[.K24]; [.O24]; [.R24])" office:value-type="float" office:value="23" calcext:value-type="float">
            <text:p>23</text:p>
          </table:table-cell>
          <table:table-cell table:formula="of:= SUM([.C24]; [.F24]; [.H24]; [.L24])" office:value-type="float" office:value="18" calcext:value-type="float">
            <text:p>18</text:p>
          </table:table-cell>
          <table:table-cell table:formula="of:=SUM([.D24]; [.I24]; [.M24]; [.N24]; [.P24]; [.Q24])" office:value-type="float" office:value="26" calcext:value-type="float">
            <text:p>26</text:p>
          </table:table-cell>
          <table:table-cell table:formula="of:=SUM([.T24:.V24])" office:value-type="float" office:value="67" calcext:value-type="float">
            <text:p>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2 6:48:57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8-[.E25]; [.G25]; 8-[.J25]; 8-[.K25]; [.O25]; [.R25])" office:value-type="float" office:value="26" calcext:value-type="float">
            <text:p>26</text:p>
          </table:table-cell>
          <table:table-cell table:formula="of:= SUM([.C25]; [.F25]; [.H25]; [.L25])" office:value-type="float" office:value="16" calcext:value-type="float">
            <text:p>16</text:p>
          </table:table-cell>
          <table:table-cell table:formula="of:=SUM([.D25]; [.I25]; [.M25]; [.N25]; [.P25]; [.Q25])" office:value-type="float" office:value="19" calcext:value-type="float">
            <text:p>19</text:p>
          </table:table-cell>
          <table:table-cell table:formula="of:=SUM([.T25:.V25])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2 8:09:0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SUM(8-[.E26]; [.G26]; 8-[.J26]; 8-[.K26]; [.O26]; [.R26])" office:value-type="float" office:value="28" calcext:value-type="float">
            <text:p>28</text:p>
          </table:table-cell>
          <table:table-cell table:formula="of:= SUM([.C26]; [.F26]; [.H26]; [.L26])" office:value-type="float" office:value="26" calcext:value-type="float">
            <text:p>26</text:p>
          </table:table-cell>
          <table:table-cell table:formula="of:=SUM([.D26]; [.I26]; [.M26]; [.N26]; [.P26]; [.Q26])" office:value-type="float" office:value="41" calcext:value-type="float">
            <text:p>41</text:p>
          </table:table-cell>
          <table:table-cell table:formula="of:=SUM([.T26:.V26])"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2 9:24:49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8-[.E27]; [.G27]; 8-[.J27]; 8-[.K27]; [.O27]; [.R27])" office:value-type="float" office:value="20" calcext:value-type="float">
            <text:p>20</text:p>
          </table:table-cell>
          <table:table-cell table:formula="of:= SUM([.C27]; [.F27]; [.H27]; [.L27])" office:value-type="float" office:value="19" calcext:value-type="float">
            <text:p>19</text:p>
          </table:table-cell>
          <table:table-cell table:formula="of:=SUM([.D27]; [.I27]; [.M27]; [.N27]; [.P27]; [.Q27])" office:value-type="float" office:value="24" calcext:value-type="float">
            <text:p>24</text:p>
          </table:table-cell>
          <table:table-cell table:formula="of:=SUM([.T27:.V27])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2 12:39:07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8-[.E28]; [.G28]; 8-[.J28]; 8-[.K28]; [.O28]; [.R28])" office:value-type="float" office:value="11" calcext:value-type="float">
            <text:p>11</text:p>
          </table:table-cell>
          <table:table-cell table:formula="of:= SUM([.C28]; [.F28]; [.H28]; [.L28])" office:value-type="float" office:value="22" calcext:value-type="float">
            <text:p>22</text:p>
          </table:table-cell>
          <table:table-cell table:formula="of:=SUM([.D28]; [.I28]; [.M28]; [.N28]; [.P28]; [.Q28])" office:value-type="float" office:value="10" calcext:value-type="float">
            <text:p>10</text:p>
          </table:table-cell>
          <table:table-cell table:formula="of:=SUM([.T28:.V28])"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5 11:05:41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8-[.E29]; [.G29]; 8-[.J29]; 8-[.K29]; [.O29]; [.R29])" office:value-type="float" office:value="26" calcext:value-type="float">
            <text:p>26</text:p>
          </table:table-cell>
          <table:table-cell table:formula="of:= SUM([.C29]; [.F29]; [.H29]; [.L29])" office:value-type="float" office:value="21" calcext:value-type="float">
            <text:p>21</text:p>
          </table:table-cell>
          <table:table-cell table:formula="of:=SUM([.D29]; [.I29]; [.M29]; [.N29]; [.P29]; [.Q29])" office:value-type="float" office:value="23" calcext:value-type="float">
            <text:p>23</text:p>
          </table:table-cell>
          <table:table-cell table:formula="of:=SUM([.T29:.V29])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5 12:40:44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8-[.E30]; [.G30]; 8-[.J30]; 8-[.K30]; [.O30]; [.R30])" office:value-type="float" office:value="29" calcext:value-type="float">
            <text:p>29</text:p>
          </table:table-cell>
          <table:table-cell table:formula="of:= SUM([.C30]; [.F30]; [.H30]; [.L30])" office:value-type="float" office:value="26" calcext:value-type="float">
            <text:p>26</text:p>
          </table:table-cell>
          <table:table-cell table:formula="of:=SUM([.D30]; [.I30]; [.M30]; [.N30]; [.P30]; [.Q30])" office:value-type="float" office:value="28" calcext:value-type="float">
            <text:p>28</text:p>
          </table:table-cell>
          <table:table-cell table:formula="of:=SUM([.T30:.V30])"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5 2:19:27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8-[.E31]; [.G31]; 8-[.J31]; 8-[.K31]; [.O31]; [.R31])" office:value-type="float" office:value="13" calcext:value-type="float">
            <text:p>13</text:p>
          </table:table-cell>
          <table:table-cell table:formula="of:= SUM([.C31]; [.F31]; [.H31]; [.L31])" office:value-type="float" office:value="19" calcext:value-type="float">
            <text:p>19</text:p>
          </table:table-cell>
          <table:table-cell table:formula="of:=SUM([.D31]; [.I31]; [.M31]; [.N31]; [.P31]; [.Q31])" office:value-type="float" office:value="20" calcext:value-type="float">
            <text:p>20</text:p>
          </table:table-cell>
          <table:table-cell table:formula="of:=SUM([.T31:.V31])" office:value-type="float" office:value="52" calcext:value-type="float">
            <text:p>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5 3:27:55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8-[.E32]; [.G32]; 8-[.J32]; 8-[.K32]; [.O32]; [.R32])" office:value-type="float" office:value="13" calcext:value-type="float">
            <text:p>13</text:p>
          </table:table-cell>
          <table:table-cell table:formula="of:= SUM([.C32]; [.F32]; [.H32]; [.L32])" office:value-type="float" office:value="22" calcext:value-type="float">
            <text:p>22</text:p>
          </table:table-cell>
          <table:table-cell table:formula="of:=SUM([.D32]; [.I32]; [.M32]; [.N32]; [.P32]; [.Q32])" office:value-type="float" office:value="26" calcext:value-type="float">
            <text:p>26</text:p>
          </table:table-cell>
          <table:table-cell table:formula="of:=SUM([.T32:.V32])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6 7:43:42 AM MDT</text:p>
          </table:table-cell>
          <table:table-cell office:value-type="float" office:value="70601" calcext:value-type="float">
            <text:p>706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8-[.E33]; [.G33]; 8-[.J33]; 8-[.K33]; [.O33]; [.R33])" office:value-type="float" office:value="16" calcext:value-type="float">
            <text:p>16</text:p>
          </table:table-cell>
          <table:table-cell table:formula="of:= SUM([.C33]; [.F33]; [.H33]; [.L33])" office:value-type="float" office:value="16" calcext:value-type="float">
            <text:p>16</text:p>
          </table:table-cell>
          <table:table-cell table:formula="of:=SUM([.D33]; [.I33]; [.M33]; [.N33]; [.P33]; [.Q33])" office:value-type="float" office:value="18" calcext:value-type="float">
            <text:p>18</text:p>
          </table:table-cell>
          <table:table-cell table:formula="of:=SUM([.T33:.V33])"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6 9:08:24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8-[.E34]; [.G34]; 8-[.J34]; 8-[.K34]; [.O34]; [.R34])" office:value-type="float" office:value="22" calcext:value-type="float">
            <text:p>22</text:p>
          </table:table-cell>
          <table:table-cell table:formula="of:= SUM([.C34]; [.F34]; [.H34]; [.L34])" office:value-type="float" office:value="13" calcext:value-type="float">
            <text:p>13</text:p>
          </table:table-cell>
          <table:table-cell table:formula="of:=SUM([.D34]; [.I34]; [.M34]; [.N34]; [.P34]; [.Q34])" office:value-type="float" office:value="40" calcext:value-type="float">
            <text:p>40</text:p>
          </table:table-cell>
          <table:table-cell table:formula="of:=SUM([.T34:.V34])" office:value-type="float" office:value="75" calcext:value-type="float">
            <text:p>75</text:p>
          </table:table-cell>
          <table:table-cell table:number-columns-repeated="100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ce2"/>
        <table:table-column table:style-name="co19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9" table:number-columns-repeated="2" table:default-cell-style-name="ce2"/>
        <table:table-column table:style-name="co19" table:number-columns-repeated="995" table:default-cell-style-name="Default"/>
        <table:table-row table:style-name="ro1">
          <table:table-cell office:value-type="string" calcext:value-type="string">
            <text:p>2016/06/28 12:38:03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8-[.E1]; [.G1]; 8-[.J1]; 8-[.K1]; [.O1]; [.R1])" office:value-type="float" office:value="13" calcext:value-type="float">
            <text:p>13</text:p>
          </table:table-cell>
          <table:table-cell table:formula="of:= SUM([.C1]; [.F1]; [.H1]; [.L1])" office:value-type="float" office:value="12" calcext:value-type="float">
            <text:p>12</text:p>
          </table:table-cell>
          <table:table-cell table:formula="of:=SUM([.D1]; [.I1]; [.M1]; [.N1]; [.P1]; [.Q1])" office:value-type="float" office:value="11" calcext:value-type="float">
            <text:p>11</text:p>
          </table:table-cell>
          <table:table-cell table:formula="of:=SUM([.T1:.V1])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class</text:p>
          </table:table-cell>
          <table:table-cell office:value-type="string" calcext:value-type="string">
            <text:p>freq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7/02 12:39:07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8-[.E2]; [.G2]; 8-[.J2]; 8-[.K2]; [.O2]; [.R2])" office:value-type="float" office:value="11" calcext:value-type="float">
            <text:p>11</text:p>
          </table:table-cell>
          <table:table-cell table:formula="of:= SUM([.C2]; [.F2]; [.H2]; [.L2])" office:value-type="float" office:value="22" calcext:value-type="float">
            <text:p>22</text:p>
          </table:table-cell>
          <table:table-cell table:formula="of:=SUM([.D2]; [.I2]; [.M2]; [.N2]; [.P2]; [.Q2])" office:value-type="float" office:value="10" calcext:value-type="float">
            <text:p>10</text:p>
          </table:table-cell>
          <table:table-cell table:formula="of:=SUM([.T2:.V2])" office:value-type="float" office:value="43" calcext:value-type="float">
            <text:p>43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matrix-columns-spanned="1" table:number-matrix-rows-spanned="7" table:formula="of:=FREQUENCY([.W2:.W34];[.AB2:.AB7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7/06 7:43:42 AM MDT</text:p>
          </table:table-cell>
          <table:table-cell office:value-type="float" office:value="70601" calcext:value-type="float">
            <text:p>706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8-[.E3]; [.G3]; 8-[.J3]; 8-[.K3]; [.O3]; [.R3])" office:value-type="float" office:value="16" calcext:value-type="float">
            <text:p>16</text:p>
          </table:table-cell>
          <table:table-cell table:formula="of:= SUM([.C3]; [.F3]; [.H3]; [.L3])" office:value-type="float" office:value="16" calcext:value-type="float">
            <text:p>16</text:p>
          </table:table-cell>
          <table:table-cell table:formula="of:=SUM([.D3]; [.I3]; [.M3]; [.N3]; [.P3]; [.Q3])" office:value-type="float" office:value="18" calcext:value-type="float">
            <text:p>18</text:p>
          </table:table-cell>
          <table:table-cell table:formula="of:=SUM([.T3:.V3])" office:value-type="float" office:value="50" calcext:value-type="float">
            <text:p>50</text:p>
          </table:table-cell>
          <table:table-cell/>
          <table:table-cell office:value-type="string" calcext:value-type="string">
            <text:p>min</text:p>
          </table:table-cell>
          <table:table-cell table:formula="of:=MIN([.W2:.W34])"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7/05 2:19:27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8-[.E4]; [.G4]; 8-[.J4]; 8-[.K4]; [.O4]; [.R4])" office:value-type="float" office:value="13" calcext:value-type="float">
            <text:p>13</text:p>
          </table:table-cell>
          <table:table-cell table:formula="of:= SUM([.C4]; [.F4]; [.H4]; [.L4])" office:value-type="float" office:value="19" calcext:value-type="float">
            <text:p>19</text:p>
          </table:table-cell>
          <table:table-cell table:formula="of:=SUM([.D4]; [.I4]; [.M4]; [.N4]; [.P4]; [.Q4])" office:value-type="float" office:value="20" calcext:value-type="float">
            <text:p>20</text:p>
          </table:table-cell>
          <table:table-cell table:formula="of:=SUM([.T4:.V4])" office:value-type="float" office:value="52" calcext:value-type="float">
            <text:p>52</text:p>
          </table:table-cell>
          <table:table-cell/>
          <table:table-cell office:value-type="string" calcext:value-type="string">
            <text:p>max</text:p>
          </table:table-cell>
          <table:table-cell table:formula="of:=MAX([.W2:.W34])" office:value-type="float" office:value="109" calcext:value-type="float">
            <text:p>1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6/27 11:23:47 AM MDT</text:p>
          </table:table-cell>
          <table:table-cell office:value-type="float" office:value="62703" calcext:value-type="float">
            <text:p>627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8-[.E5]; [.G5]; 8-[.J5]; 8-[.K5]; [.O5]; [.R5])" office:value-type="float" office:value="14" calcext:value-type="float">
            <text:p>14</text:p>
          </table:table-cell>
          <table:table-cell table:formula="of:= SUM([.C5]; [.F5]; [.H5]; [.L5])" office:value-type="float" office:value="15" calcext:value-type="float">
            <text:p>15</text:p>
          </table:table-cell>
          <table:table-cell table:formula="of:=SUM([.D5]; [.I5]; [.M5]; [.N5]; [.P5]; [.Q5])" office:value-type="float" office:value="25" calcext:value-type="float">
            <text:p>25</text:p>
          </table:table-cell>
          <table:table-cell table:formula="of:=SUM([.T5:.V5])" office:value-type="float" office:value="54" calcext:value-type="float">
            <text:p>54</text:p>
          </table:table-cell>
          <table:table-cell/>
          <table:table-cell office:value-type="string" calcext:value-type="string">
            <text:p>median</text:p>
          </table:table-cell>
          <table:table-cell table:formula="of:=MEDIAN([.W2:.W34])" office:value-type="float" office:value="70.5" calcext:value-type="float">
            <text:p>70.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6/24 1:54:57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8-[.E6]; [.G6]; 8-[.J6]; 8-[.K6]; [.O6]; [.R6])" office:value-type="float" office:value="18" calcext:value-type="float">
            <text:p>18</text:p>
          </table:table-cell>
          <table:table-cell table:formula="of:= SUM([.C6]; [.F6]; [.H6]; [.L6])" office:value-type="float" office:value="20" calcext:value-type="float">
            <text:p>20</text:p>
          </table:table-cell>
          <table:table-cell table:formula="of:=SUM([.D6]; [.I6]; [.M6]; [.N6]; [.P6]; [.Q6])" office:value-type="float" office:value="19" calcext:value-type="float">
            <text:p>19</text:p>
          </table:table-cell>
          <table:table-cell table:formula="of:=SUM([.T6:.V6])" office:value-type="float" office:value="57" calcext:value-type="float">
            <text:p>57</text:p>
          </table:table-cell>
          <table:table-cell/>
          <table:table-cell office:value-type="string" calcext:value-type="string">
            <text:p>average</text:p>
          </table:table-cell>
          <table:table-cell table:formula="of:=AVERAGE([.W2:.W34])" office:value-type="float" office:value="73.75" calcext:value-type="float">
            <text:p>73.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2016/06/29 8:12:20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table:formula="of:=SUM(8-[.E7]; [.G7]; 8-[.J7]; 8-[.K7]; [.O7]; [.R7])" office:value-type="float" office:value="19" calcext:value-type="float">
            <text:p>19</text:p>
          </table:table-cell>
          <table:table-cell table:style-name="ce1" table:formula="of:= SUM([.C7]; [.F7]; [.H7]; [.L7])" office:value-type="float" office:value="25" calcext:value-type="float">
            <text:p>25</text:p>
          </table:table-cell>
          <table:table-cell table:style-name="ce1" table:formula="of:=SUM([.D7]; [.I7]; [.M7]; [.N7]; [.P7]; [.Q7])" office:value-type="float" office:value="14" calcext:value-type="float">
            <text:p>14</text:p>
          </table:table-cell>
          <table:table-cell table:style-name="ce3" table:formula="of:=SUM([.T7:.V7])" office:value-type="float" office:value="58" calcext:value-type="float">
            <text:p>5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7/02 6:48:57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8-[.E8]; [.G8]; 8-[.J8]; 8-[.K8]; [.O8]; [.R8])" office:value-type="float" office:value="26" calcext:value-type="float">
            <text:p>26</text:p>
          </table:table-cell>
          <table:table-cell table:formula="of:= SUM([.C8]; [.F8]; [.H8]; [.L8])" office:value-type="float" office:value="16" calcext:value-type="float">
            <text:p>16</text:p>
          </table:table-cell>
          <table:table-cell table:formula="of:=SUM([.D8]; [.I8]; [.M8]; [.N8]; [.P8]; [.Q8])" office:value-type="float" office:value="19" calcext:value-type="float">
            <text:p>19</text:p>
          </table:table-cell>
          <table:table-cell table:formula="of:=SUM([.T8:.V8])" office:value-type="float" office:value="61" calcext:value-type="float">
            <text:p>61</text:p>
          </table:table-cell>
          <table:table-cell/>
          <table:table-cell office:value-type="string" calcext:value-type="string">
            <text:p>interval</text:p>
          </table:table-cell>
          <table:table-cell table:formula="of:=([.Z4]-[.Z3])/10" office:value-type="float" office:value="6.6" calcext:value-type="float">
            <text:p>6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16/07/05 3:27:55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8-[.E9]; [.G9]; 8-[.J9]; 8-[.K9]; [.O9]; [.R9])" office:value-type="float" office:value="13" calcext:value-type="float">
            <text:p>13</text:p>
          </table:table-cell>
          <table:table-cell table:formula="of:= SUM([.C9]; [.F9]; [.H9]; [.L9])" office:value-type="float" office:value="22" calcext:value-type="float">
            <text:p>22</text:p>
          </table:table-cell>
          <table:table-cell table:formula="of:=SUM([.D9]; [.I9]; [.M9]; [.N9]; [.P9]; [.Q9])" office:value-type="float" office:value="26" calcext:value-type="float">
            <text:p>26</text:p>
          </table:table-cell>
          <table:table-cell table:formula="of:=SUM([.T9:.V9])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2 9:24:49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8-[.E10]; [.G10]; 8-[.J10]; 8-[.K10]; [.O10]; [.R10])" office:value-type="float" office:value="20" calcext:value-type="float">
            <text:p>20</text:p>
          </table:table-cell>
          <table:table-cell table:formula="of:= SUM([.C10]; [.F10]; [.H10]; [.L10])" office:value-type="float" office:value="19" calcext:value-type="float">
            <text:p>19</text:p>
          </table:table-cell>
          <table:table-cell table:formula="of:=SUM([.D10]; [.I10]; [.M10]; [.N10]; [.P10]; [.Q10])" office:value-type="float" office:value="24" calcext:value-type="float">
            <text:p>24</text:p>
          </table:table-cell>
          <table:table-cell table:formula="of:=SUM([.T10:.V10])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8 11:16:47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8-[.E11]; [.G11]; 8-[.J11]; 8-[.K11]; [.O11]; [.R11])" office:value-type="float" office:value="20" calcext:value-type="float">
            <text:p>20</text:p>
          </table:table-cell>
          <table:table-cell table:formula="of:= SUM([.C11]; [.F11]; [.H11]; [.L11])" office:value-type="float" office:value="21" calcext:value-type="float">
            <text:p>21</text:p>
          </table:table-cell>
          <table:table-cell table:formula="of:=SUM([.D11]; [.I11]; [.M11]; [.N11]; [.P11]; [.Q11])" office:value-type="float" office:value="23" calcext:value-type="float">
            <text:p>23</text:p>
          </table:table-cell>
          <table:table-cell table:formula="of:=SUM([.T11:.V11])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8 2:12:57 PM MDT</text:p>
          </table:table-cell>
          <table:table-cell office:value-type="float" office:value="62805" calcext:value-type="float">
            <text:p>628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8-[.E12]; [.G12]; 8-[.J12]; 8-[.K12]; [.O12]; [.R12])" office:value-type="float" office:value="22" calcext:value-type="float">
            <text:p>22</text:p>
          </table:table-cell>
          <table:table-cell table:formula="of:= SUM([.C12]; [.F12]; [.H12]; [.L12])" office:value-type="float" office:value="23" calcext:value-type="float">
            <text:p>23</text:p>
          </table:table-cell>
          <table:table-cell table:formula="of:=SUM([.D12]; [.I12]; [.M12]; [.N12]; [.P12]; [.Q12])" office:value-type="float" office:value="20" calcext:value-type="float">
            <text:p>20</text:p>
          </table:table-cell>
          <table:table-cell table:formula="of:=SUM([.T12:.V12])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7 12:41:49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8-[.E13]; [.G13]; 8-[.J13]; 8-[.K13]; [.O13]; [.R13])" office:value-type="float" office:value="18" calcext:value-type="float">
            <text:p>18</text:p>
          </table:table-cell>
          <table:table-cell table:formula="of:= SUM([.C13]; [.F13]; [.H13]; [.L13])" office:value-type="float" office:value="19" calcext:value-type="float">
            <text:p>19</text:p>
          </table:table-cell>
          <table:table-cell table:formula="of:=SUM([.D13]; [.I13]; [.M13]; [.N13]; [.P13]; [.Q13])" office:value-type="float" office:value="30" calcext:value-type="float">
            <text:p>30</text:p>
          </table:table-cell>
          <table:table-cell table:formula="of:=SUM([.T13:.V13])" office:value-type="float" office:value="67" calcext:value-type="float">
            <text:p>67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3" table:number-columns-repeated="2"/>
          <table:table-cell table:style-name="ce1" table:number-columns-repeated="995"/>
        </table:table-row>
        <table:table-row table:style-name="ro1">
          <table:table-cell office:value-type="string" calcext:value-type="string">
            <text:p>2016/07/01 2:03:01 PM MDT</text:p>
          </table:table-cell>
          <table:table-cell office:value-type="float" office:value="70104" calcext:value-type="float">
            <text:p>701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8-[.E14]; [.G14]; 8-[.J14]; 8-[.K14]; [.O14]; [.R14])" office:value-type="float" office:value="23" calcext:value-type="float">
            <text:p>23</text:p>
          </table:table-cell>
          <table:table-cell table:formula="of:= SUM([.C14]; [.F14]; [.H14]; [.L14])" office:value-type="float" office:value="18" calcext:value-type="float">
            <text:p>18</text:p>
          </table:table-cell>
          <table:table-cell table:formula="of:=SUM([.D14]; [.I14]; [.M14]; [.N14]; [.P14]; [.Q14])" office:value-type="float" office:value="26" calcext:value-type="float">
            <text:p>26</text:p>
          </table:table-cell>
          <table:table-cell table:formula="of:=SUM([.T14:.V14])" office:value-type="float" office:value="67" calcext:value-type="float">
            <text:p>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8 6:35:44 AM MDT</text:p>
          </table:table-cell>
          <table:table-cell office:value-type="float" office:value="62801" calcext:value-type="float">
            <text:p>628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8-[.E15]; [.G15]; 8-[.J15]; 8-[.K15]; [.O15]; [.R15])" office:value-type="float" office:value="21" calcext:value-type="float">
            <text:p>21</text:p>
          </table:table-cell>
          <table:table-cell table:formula="of:= SUM([.C15]; [.F15]; [.H15]; [.L15])" office:value-type="float" office:value="19" calcext:value-type="float">
            <text:p>19</text:p>
          </table:table-cell>
          <table:table-cell table:formula="of:=SUM([.D15]; [.I15]; [.M15]; [.N15]; [.P15]; [.Q15])" office:value-type="float" office:value="30" calcext:value-type="float">
            <text:p>30</text:p>
          </table:table-cell>
          <table:table-cell table:formula="of:=SUM([.T15:.V15])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9 12:36:25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8-[.E16]; [.G16]; 8-[.J16]; 8-[.K16]; [.O16]; [.R16])" office:value-type="float" office:value="25" calcext:value-type="float">
            <text:p>25</text:p>
          </table:table-cell>
          <table:table-cell table:formula="of:= SUM([.C16]; [.F16]; [.H16]; [.L16])" office:value-type="float" office:value="17" calcext:value-type="float">
            <text:p>17</text:p>
          </table:table-cell>
          <table:table-cell table:formula="of:=SUM([.D16]; [.I16]; [.M16]; [.N16]; [.P16]; [.Q16])" office:value-type="float" office:value="28" calcext:value-type="float">
            <text:p>28</text:p>
          </table:table-cell>
          <table:table-cell table:formula="of:=SUM([.T16:.V16])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5 11:05:41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8-[.E17]; [.G17]; 8-[.J17]; 8-[.K17]; [.O17]; [.R17])" office:value-type="float" office:value="26" calcext:value-type="float">
            <text:p>26</text:p>
          </table:table-cell>
          <table:table-cell table:formula="of:= SUM([.C17]; [.F17]; [.H17]; [.L17])" office:value-type="float" office:value="21" calcext:value-type="float">
            <text:p>21</text:p>
          </table:table-cell>
          <table:table-cell table:formula="of:=SUM([.D17]; [.I17]; [.M17]; [.N17]; [.P17]; [.Q17])" office:value-type="float" office:value="23" calcext:value-type="float">
            <text:p>23</text:p>
          </table:table-cell>
          <table:table-cell table:formula="of:=SUM([.T17:.V17])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2016/06/30 11:08:32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table:formula="of:=SUM(8-[.E18]; [.G18]; 8-[.J18]; 8-[.K18]; [.O18]; [.R18])" office:value-type="float" office:value="21" calcext:value-type="float">
            <text:p>21</text:p>
          </table:table-cell>
          <table:table-cell table:style-name="ce1" table:formula="of:= SUM([.C18]; [.F18]; [.H18]; [.L18])" office:value-type="float" office:value="26" calcext:value-type="float">
            <text:p>26</text:p>
          </table:table-cell>
          <table:table-cell table:style-name="ce1" table:formula="of:=SUM([.D18]; [.I18]; [.M18]; [.N18]; [.P18]; [.Q18])" office:value-type="float" office:value="24" calcext:value-type="float">
            <text:p>24</text:p>
          </table:table-cell>
          <table:table-cell table:style-name="ce3" table:formula="of:=SUM([.T18:.V18])"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6 9:08:24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8-[.E19]; [.G19]; 8-[.J19]; 8-[.K19]; [.O19]; [.R19])" office:value-type="float" office:value="22" calcext:value-type="float">
            <text:p>22</text:p>
          </table:table-cell>
          <table:table-cell table:formula="of:= SUM([.C19]; [.F19]; [.H19]; [.L19])" office:value-type="float" office:value="13" calcext:value-type="float">
            <text:p>13</text:p>
          </table:table-cell>
          <table:table-cell table:formula="of:=SUM([.D19]; [.I19]; [.M19]; [.N19]; [.P19]; [.Q19])" office:value-type="float" office:value="40" calcext:value-type="float">
            <text:p>40</text:p>
          </table:table-cell>
          <table:table-cell table:formula="of:=SUM([.T19:.V19])" office:value-type="float" office:value="75" calcext:value-type="float">
            <text:p>75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3" table:number-columns-repeated="2"/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2016/07/01 8:27:12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SUM(8-[.E20]; [.G20]; 8-[.J20]; 8-[.K20]; [.O20]; [.R20])" office:value-type="float" office:value="25" calcext:value-type="float">
            <text:p>25</text:p>
          </table:table-cell>
          <table:table-cell table:style-name="ce1" table:formula="of:= SUM([.C20]; [.F20]; [.H20]; [.L20])" office:value-type="float" office:value="25" calcext:value-type="float">
            <text:p>25</text:p>
          </table:table-cell>
          <table:table-cell table:style-name="ce1" table:formula="of:=SUM([.D20]; [.I20]; [.M20]; [.N20]; [.P20]; [.Q20])" office:value-type="float" office:value="28" calcext:value-type="float">
            <text:p>28</text:p>
          </table:table-cell>
          <table:table-cell table:style-name="ce3" table:formula="of:=SUM([.T20:.V20])" office:value-type="float" office:value="78" calcext:value-type="float">
            <text:p>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1 1:10:30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8-[.E21]; [.G21]; 8-[.J21]; 8-[.K21]; [.O21]; [.R21])" office:value-type="float" office:value="31" calcext:value-type="float">
            <text:p>31</text:p>
          </table:table-cell>
          <table:table-cell table:formula="of:= SUM([.C21]; [.F21]; [.H21]; [.L21])" office:value-type="float" office:value="23" calcext:value-type="float">
            <text:p>23</text:p>
          </table:table-cell>
          <table:table-cell table:formula="of:=SUM([.D21]; [.I21]; [.M21]; [.N21]; [.P21]; [.Q21])" office:value-type="float" office:value="25" calcext:value-type="float">
            <text:p>25</text:p>
          </table:table-cell>
          <table:table-cell table:formula="of:=SUM([.T21:.V21])" office:value-type="float" office:value="79" calcext:value-type="float">
            <text:p>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1 6:42:4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8-[.E22]; [.G22]; 8-[.J22]; 8-[.K22]; [.O22]; [.R22])" office:value-type="float" office:value="28" calcext:value-type="float">
            <text:p>28</text:p>
          </table:table-cell>
          <table:table-cell table:formula="of:= SUM([.C22]; [.F22]; [.H22]; [.L22])" office:value-type="float" office:value="24" calcext:value-type="float">
            <text:p>24</text:p>
          </table:table-cell>
          <table:table-cell table:formula="of:=SUM([.D22]; [.I22]; [.M22]; [.N22]; [.P22]; [.Q22])" office:value-type="float" office:value="28" calcext:value-type="float">
            <text:p>28</text:p>
          </table:table-cell>
          <table:table-cell table:formula="of:=SUM([.T22:.V22])" office:value-type="float" office:value="80" calcext:value-type="float">
            <text:p>80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3" table:number-columns-repeated="2"/>
          <table:table-cell table:style-name="ce1" table:number-columns-repeated="995"/>
        </table:table-row>
        <table:table-row table:style-name="ro1">
          <table:table-cell office:value-type="string" calcext:value-type="string">
            <text:p>2016/06/27 8:19:02 AM MDT</text:p>
          </table:table-cell>
          <table:table-cell office:value-type="float" office:value="62701" calcext:value-type="float">
            <text:p>627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8-[.E23]; [.G23]; 8-[.J23]; 8-[.K23]; [.O23]; [.R23])" office:value-type="float" office:value="29" calcext:value-type="float">
            <text:p>29</text:p>
          </table:table-cell>
          <table:table-cell table:formula="of:= SUM([.C23]; [.F23]; [.H23]; [.L23])" office:value-type="float" office:value="21" calcext:value-type="float">
            <text:p>21</text:p>
          </table:table-cell>
          <table:table-cell table:formula="of:=SUM([.D23]; [.I23]; [.M23]; [.N23]; [.P23]; [.Q23])" office:value-type="float" office:value="31" calcext:value-type="float">
            <text:p>31</text:p>
          </table:table-cell>
          <table:table-cell table:formula="of:=SUM([.T23:.V23])"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5 12:40:44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8-[.E24]; [.G24]; 8-[.J24]; 8-[.K24]; [.O24]; [.R24])" office:value-type="float" office:value="29" calcext:value-type="float">
            <text:p>29</text:p>
          </table:table-cell>
          <table:table-cell table:formula="of:= SUM([.C24]; [.F24]; [.H24]; [.L24])" office:value-type="float" office:value="26" calcext:value-type="float">
            <text:p>26</text:p>
          </table:table-cell>
          <table:table-cell table:formula="of:=SUM([.D24]; [.I24]; [.M24]; [.N24]; [.P24]; [.Q24])" office:value-type="float" office:value="28" calcext:value-type="float">
            <text:p>28</text:p>
          </table:table-cell>
          <table:table-cell table:formula="of:=SUM([.T24:.V24])"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3 1:28:15 PM MDT</text:p>
          </table:table-cell>
          <table:table-cell office:value-type="float" office:value="62301" calcext:value-type="float">
            <text:p>623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SUM(8-[.E25]; [.G25]; 8-[.J25]; 8-[.K25]; [.O25]; [.R25])" office:value-type="float" office:value="27" calcext:value-type="float">
            <text:p>27</text:p>
          </table:table-cell>
          <table:table-cell table:formula="of:= SUM([.C25]; [.F25]; [.H25]; [.L25])" office:value-type="float" office:value="24" calcext:value-type="float">
            <text:p>24</text:p>
          </table:table-cell>
          <table:table-cell table:formula="of:=SUM([.D25]; [.I25]; [.M25]; [.N25]; [.P25]; [.Q25])" office:value-type="float" office:value="36" calcext:value-type="float">
            <text:p>36</text:p>
          </table:table-cell>
          <table:table-cell table:formula="of:=SUM([.T25:.V25])" office:value-type="float" office:value="87" calcext:value-type="float">
            <text:p>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30 12:44:17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8-[.E26]; [.G26]; 8-[.J26]; 8-[.K26]; [.O26]; [.R26])" office:value-type="float" office:value="26" calcext:value-type="float">
            <text:p>26</text:p>
          </table:table-cell>
          <table:table-cell table:formula="of:= SUM([.C26]; [.F26]; [.H26]; [.L26])" office:value-type="float" office:value="26" calcext:value-type="float">
            <text:p>26</text:p>
          </table:table-cell>
          <table:table-cell table:formula="of:=SUM([.D26]; [.I26]; [.M26]; [.N26]; [.P26]; [.Q26])" office:value-type="float" office:value="35" calcext:value-type="float">
            <text:p>35</text:p>
          </table:table-cell>
          <table:table-cell table:formula="of:=SUM([.T26:.V26])" office:value-type="float" office:value="87" calcext:value-type="float">
            <text:p>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7 9:34:43 AM MDT</text:p>
          </table:table-cell>
          <table:table-cell office:value-type="float" office:value="62702" calcext:value-type="float">
            <text:p>627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SUM(8-[.E27]; [.G27]; 8-[.J27]; 8-[.K27]; [.O27]; [.R27])" office:value-type="float" office:value="32" calcext:value-type="float">
            <text:p>32</text:p>
          </table:table-cell>
          <table:table-cell table:formula="of:= SUM([.C27]; [.F27]; [.H27]; [.L27])" office:value-type="float" office:value="22" calcext:value-type="float">
            <text:p>22</text:p>
          </table:table-cell>
          <table:table-cell table:formula="of:=SUM([.D27]; [.I27]; [.M27]; [.N27]; [.P27]; [.Q27])" office:value-type="float" office:value="35" calcext:value-type="float">
            <text:p>35</text:p>
          </table:table-cell>
          <table:table-cell table:formula="of:=SUM([.T27:.V27])" office:value-type="float" office:value="89" calcext:value-type="float">
            <text:p>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9 9:44:53 AM MDT</text:p>
          </table:table-cell>
          <table:table-cell office:value-type="float" office:value="62903" calcext:value-type="float">
            <text:p>629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SUM(8-[.E28]; [.G28]; 8-[.J28]; 8-[.K28]; [.O28]; [.R28])" office:value-type="float" office:value="24" calcext:value-type="float">
            <text:p>24</text:p>
          </table:table-cell>
          <table:table-cell table:formula="of:= SUM([.C28]; [.F28]; [.H28]; [.L28])" office:value-type="float" office:value="27" calcext:value-type="float">
            <text:p>27</text:p>
          </table:table-cell>
          <table:table-cell table:formula="of:=SUM([.D28]; [.I28]; [.M28]; [.N28]; [.P28]; [.Q28])" office:value-type="float" office:value="39" calcext:value-type="float">
            <text:p>39</text:p>
          </table:table-cell>
          <table:table-cell table:formula="of:=SUM([.T28:.V28])"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8 8:14:02 AM MDT</text:p>
          </table:table-cell>
          <table:table-cell office:value-type="float" office:value="62802" calcext:value-type="float">
            <text:p>628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8-[.E29]; [.G29]; 8-[.J29]; 8-[.K29]; [.O29]; [.R29])" office:value-type="float" office:value="30" calcext:value-type="float">
            <text:p>30</text:p>
          </table:table-cell>
          <table:table-cell table:formula="of:= SUM([.C29]; [.F29]; [.H29]; [.L29])" office:value-type="float" office:value="27" calcext:value-type="float">
            <text:p>27</text:p>
          </table:table-cell>
          <table:table-cell table:formula="of:=SUM([.D29]; [.I29]; [.M29]; [.N29]; [.P29]; [.Q29])" office:value-type="float" office:value="35" calcext:value-type="float">
            <text:p>35</text:p>
          </table:table-cell>
          <table:table-cell table:formula="of:=SUM([.T29:.V29])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30 6:38:59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table:formula="of:=SUM(8-[.E30]; [.G30]; 8-[.J30]; 8-[.K30]; [.O30]; [.R30])" office:value-type="float" office:value="32" calcext:value-type="float">
            <text:p>32</text:p>
          </table:table-cell>
          <table:table-cell table:formula="of:= SUM([.C30]; [.F30]; [.H30]; [.L30])" office:value-type="float" office:value="24" calcext:value-type="float">
            <text:p>24</text:p>
          </table:table-cell>
          <table:table-cell table:formula="of:=SUM([.D30]; [.I30]; [.M30]; [.N30]; [.P30]; [.Q30])" office:value-type="float" office:value="39" calcext:value-type="float">
            <text:p>39</text:p>
          </table:table-cell>
          <table:table-cell table:formula="of:=SUM([.T30:.V30])"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7/02 8:09:0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SUM(8-[.E31]; [.G31]; 8-[.J31]; 8-[.K31]; [.O31]; [.R31])" office:value-type="float" office:value="28" calcext:value-type="float">
            <text:p>28</text:p>
          </table:table-cell>
          <table:table-cell table:formula="of:= SUM([.C31]; [.F31]; [.H31]; [.L31])" office:value-type="float" office:value="26" calcext:value-type="float">
            <text:p>26</text:p>
          </table:table-cell>
          <table:table-cell table:formula="of:=SUM([.D31]; [.I31]; [.M31]; [.N31]; [.P31]; [.Q31])" office:value-type="float" office:value="41" calcext:value-type="float">
            <text:p>41</text:p>
          </table:table-cell>
          <table:table-cell table:formula="of:=SUM([.T31:.V31])"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29 11:18:33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8-[.E32]; [.G32]; 8-[.J32]; 8-[.K32]; [.O32]; [.R32])" office:value-type="float" office:value="31" calcext:value-type="float">
            <text:p>31</text:p>
          </table:table-cell>
          <table:table-cell table:formula="of:= SUM([.C32]; [.F32]; [.H32]; [.L32])" office:value-type="float" office:value="26" calcext:value-type="float">
            <text:p>26</text:p>
          </table:table-cell>
          <table:table-cell table:formula="of:=SUM([.D32]; [.I32]; [.M32]; [.N32]; [.P32]; [.Q32])" office:value-type="float" office:value="40" calcext:value-type="float">
            <text:p>40</text:p>
          </table:table-cell>
          <table:table-cell table:formula="of:=SUM([.T32:.V32])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6/06/30 8:09:43 AM MDT</text:p>
          </table:table-cell>
          <table:table-cell office:value-type="float" office:value="63002" calcext:value-type="float">
            <text:p>630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SUM(8-[.E33]; [.G33]; 8-[.J33]; 8-[.K33]; [.O33]; [.R33])" office:value-type="float" office:value="40" calcext:value-type="float">
            <text:p>40</text:p>
          </table:table-cell>
          <table:table-cell table:formula="of:= SUM([.C33]; [.F33]; [.H33]; [.L33])" office:value-type="float" office:value="28" calcext:value-type="float">
            <text:p>28</text:p>
          </table:table-cell>
          <table:table-cell table:formula="of:=SUM([.D33]; [.I33]; [.M33]; [.N33]; [.P33]; [.Q33])" office:value-type="float" office:value="41" calcext:value-type="float">
            <text:p>41</text:p>
          </table:table-cell>
          <table:table-cell table:formula="of:=SUM([.T33:.V33])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Whenever I feel positive emotions, people can easily see exactly what I am feeling.</text:p>
          </table:table-cell>
          <table:table-cell office:value-type="string" calcext:value-type="string">
            <text:p>I sometimes cry during sad movies.</text:p>
          </table:table-cell>
          <table:table-cell office:value-type="string" calcext:value-type="string">
            <text:p>People often do not know what I am feeling.</text:p>
          </table:table-cell>
          <table:table-cell office:value-type="string" calcext:value-type="string">
            <text:p>I laugh out loud when someone tells me a joke that I think is funny.</text:p>
          </table:table-cell>
          <table:table-cell office:value-type="string" calcext:value-type="string">
            <text:p>It is difficult for me to hide my fear.</text:p>
          </table:table-cell>
          <table:table-cell office:value-type="string" calcext:value-type="string">
            <text:p>When I'm happy, my feelings show.</text:p>
          </table:table-cell>
          <table:table-cell office:value-type="string" calcext:value-type="string">
            <text:p>My body reacts very strongly to emotional situations.</text:p>
          </table:table-cell>
          <table:table-cell office:value-type="string" calcext:value-type="string">
            <text:p>I've learned it is better to suppress my anger than to show it.</text:p>
          </table:table-cell>
          <table:table-cell office:value-type="string" calcext:value-type="string">
            <text:p>No matter how nervous or upset I am, I tend to keep a calm exterior.</text:p>
          </table:table-cell>
          <table:table-cell office:value-type="string" calcext:value-type="string">
            <text:p>I am an emotionally expressive person.</text:p>
          </table:table-cell>
          <table:table-cell office:value-type="string" calcext:value-type="string">
            <text:p>I have strong emotions.</text:p>
          </table:table-cell>
          <table:table-cell office:value-type="string" calcext:value-type="string">
            <text:p>I am sometimes unable to hide my feelings, even though I would like to.</text:p>
          </table:table-cell>
          <table:table-cell office:value-type="string" calcext:value-type="string">
            <text:p>Whenever I feel negative emotions, people can easily see exactly what I am feeling.</text:p>
          </table:table-cell>
          <table:table-cell office:value-type="string" calcext:value-type="string">
            <text:p>There have been times when I have not been able to stop crying even though I tried to stop.</text:p>
          </table:table-cell>
          <table:table-cell office:value-type="string" calcext:value-type="string">
            <text:p>I experience my emotions very strongly.</text:p>
          </table:table-cell>
          <table:table-cell office:value-type="string" calcext:value-type="string">
            <text:p>What I'm feeling is written all over my face.</text:p>
          </table:table-cell>
          <table:table-cell/>
          <table:table-cell office:value-type="string" calcext:value-type="string">
            <text:p>Negative Emotionality</text:p>
          </table:table-cell>
          <table:table-cell office:value-type="string" calcext:value-type="string">
            <text:p>Positive Emotionality</text:p>
          </table:table-cell>
          <table:table-cell office:value-type="string" calcext:value-type="string">
            <text:p>Impulse Strength Facet</text:p>
          </table:table-cell>
          <table:table-cell office:value-type="string" calcext:value-type="string">
            <text:p>Total</text:p>
          </table:table-cell>
          <table:table-cell table:number-columns-repeated="100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1_2.A1:Sheet1_2.W34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2:15:04.001317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12:18:46.246499833</dc:date>
    <meta:generator>LibreOffice/4.2.8.2$Linux_X86_64 LibreOffice_project/420m0$Build-2</meta:generator>
    <meta:editing-duration>PT37M40S</meta:editing-duration>
    <meta:editing-cycles>12</meta:editing-cycles>
    <meta:document-statistic meta:table-count="2" meta:cell-count="15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bar" chart:style-name="ch1">
        <chart:legend chart:legend-position="end" svg:x="14.681cm" svg:y="4.204cm" style:legend-expansion="high" chart:style-name="ch2"/>
        <chart:plot-area chart:style-name="ch3" table:cell-range-address="Sheet1.AB1:Sheet1.AC7" chart:data-source-has-labels="both" svg:x="0.32cm" svg:y="0.18cm" svg:width="14.041cm" svg:height="8.646cm">
          <chartooo:coordinate-region svg:x="0.941cm" svg:y="0.379cm" svg:width="13.42cm" svg:height="7.8cm"/>
          <chart:axis chart:dimension="x" chart:name="primary-x" chart:style-name="ch4" chartooo:axis-type="auto">
            <chartooo:date-scale/>
            <chart:categories table:cell-range-address="Sheet1.AB2:Sheet1.A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7" chart:label-cell-address="Sheet1.AC1:Sheet1.A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Sheet1.AC1:Sheet1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=50</text:p>
                <draw:g>
                  <svg:desc>Sheet1.AB2:Sheet1.AB7</svg:desc>
                </draw:g>
              </table:table-cell>
              <table:table-cell office:value-type="float" office:value="3">
                <text:p>3</text:p>
                <draw:g>
                  <svg:desc>Sheet1.AC2:Sheet1.AC7</svg:desc>
                </draw:g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